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js, css, htm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</text:p>
              </text:list-item>
              <text:list-item>
                <text:p>This happend to me because I was importing my code in &lt;head&gt; tag, so it was potentially running and attempting to bootstrap before the DOM was ready.</text:p>
              </text:list-item>
              <text:list-item>
                <text:p>move script to the bottom of the &lt;body&gt; tag</text:p>
              </text:list-item>
              <text:list-item>
                <text:p>put the bootstrap code withing on event listener</text:p>
                <text:list>
                  <text:list-header>
                    <text:p>document.addEventListener(“DomContentLoaded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prima</text:p>
              </text:list-item>
              <text:list-item>
                <text:p><text:span text:style-name="T1">e</text:span>cma<text:span text:style-name="T1">s</text:span>cript <text:span text:style-name="T1">p</text:span>a<text:span text:style-name="T1">r</text:span>sing <text:span text:style-name="T1">i</text:span>nfrastructure for <text:span text:style-name="T1">m</text:span>ulti purpose <text:span text:style-name="T1">a</text:span>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6:56:40.053353350</meta:creation-date>
    <dc:date>2016-03-09T06:43:34.410621755</dc:date>
    <meta:editing-duration>PT2M37S</meta:editing-duration>
    <meta:editing-cycles>5</meta:editing-cycles>
    <meta:generator>LibreOffice/4.2.8.2$Linux_X86_64 LibreOffice_project/420m0$Build-2</meta:generator>
    <meta:document-statistic meta:object-count="33"/>
  </office:meta>
</office:document-meta>
</file>